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0000000A0700FC1FF2BB3DB07.png" manifest:media-type="image/png"/>
  <manifest:file-entry manifest:full-path="Pictures/1000000000000020000000204B249CA79A42C6D7.png" manifest:media-type="image/png"/>
  <manifest:file-entry manifest:full-path="Pictures/10000201000004E6000002EEF00B6C65702339B5.png" manifest:media-type="image/png"/>
  <manifest:file-entry manifest:full-path="Pictures/1000000000000780000003A91E9053B29B4DBE9D.jpg" manifest:media-type="image/jpeg"/>
  <manifest:file-entry manifest:full-path="Pictures/10000000000000BF0000004D4983E0DE2FF1FAB4.jpg" manifest:media-type="image/jpeg"/>
  <manifest:file-entry manifest:full-path="Pictures/1000020100000780000003AB2334DA5EB24090AE.png" manifest:media-type="image/png"/>
  <manifest:file-entry manifest:full-path="Pictures/1000000000000780000003A999BCA8F8F60500DF.jpg" manifest:media-type="image/jpeg"/>
  <manifest:file-entry manifest:full-path="Pictures/10000201000000C0000000C00C2912C0A660AC9B.png" manifest:media-type="image/png"/>
  <manifest:file-entry manifest:full-path="Pictures/10000201000000A0000000A0E52D683B295C43F8.png" manifest:media-type="image/png"/>
  <manifest:file-entry manifest:full-path="Pictures/1000000000000780000003A96B16B118978F9966.jpg" manifest:media-type="image/jpeg"/>
  <manifest:file-entry manifest:full-path="Pictures/1000000000000780000003A9E24193C7C712C2C1.jpg" manifest:media-type="image/jpeg"/>
  <manifest:file-entry manifest:full-path="Pictures/100002010000014000000140D29173AEE23B0FCA.png" manifest:media-type="image/png"/>
  <manifest:file-entry manifest:full-path="Pictures/1000020100000140000001400503998FAEE19222.png" manifest:media-type="image/png"/>
  <manifest:file-entry manifest:full-path="Pictures/1000000000000780000003A811E6213D6DE40153.jpg" manifest:media-type="image/jpeg"/>
  <manifest:file-entry manifest:full-path="Pictures/1000000000000780000003AFD6D31BA0451A2FBF.jpg" manifest:media-type="image/jpeg"/>
  <manifest:file-entry manifest:full-path="Pictures/100002010000012C0000012C3006D66F0D016EFE.png" manifest:media-type="image/png"/>
  <manifest:file-entry manifest:full-path="Pictures/100002010000014000000140919508C0BC63E37A.png" manifest:media-type="image/png"/>
  <manifest:file-entry manifest:full-path="Pictures/100000000000077E0000035FCF164B94B77D5B97.jpg" manifest:media-type="image/jpeg"/>
  <manifest:file-entry manifest:full-path="Pictures/1000000000000780000004382C4C64096AC88A66.jpg" manifest:media-type="image/jpeg"/>
  <manifest:file-entry manifest:full-path="Pictures/10000201000001900000019092129A32D7571655.png" manifest:media-type="image/png"/>
  <manifest:file-entry manifest:full-path="Pictures/1000000000000780000003AEAA91336B3635E016.jpg" manifest:media-type="image/jpeg"/>
  <manifest:file-entry manifest:full-path="Pictures/100002010000009400000094F84AA02785273DF1.png" manifest:media-type="image/png"/>
  <manifest:file-entry manifest:full-path="Pictures/1000000000000780000004343C4A71A194934B79.jpg" manifest:media-type="image/jpeg"/>
  <manifest:file-entry manifest:full-path="Pictures/1000000000000780000004387577086A2B96C65F.jpg" manifest:media-type="image/jpeg"/>
  <manifest:file-entry manifest:full-path="Pictures/100000000000078000000438F6AE49472D15F00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mazon Ember1" svg:font-family="'Amazon Ember'" style:font-family-generic="modern" style:font-pitch="fixed"/>
    <style:font-face style:name="Amazon Ember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8.939cm, 13.473cm, 8.48cm)" draw:image-opacity="100%" style:mirror="none"/>
    </style:style>
    <style:style style:name="gr4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5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6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8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097cm, 7.64cm, 5.806cm)" draw:image-opacity="100%" style:mirror="none"/>
    </style:style>
    <style:style style:name="gr14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295cm, 5.279cm, 6.237cm)" draw:image-opacity="100%" style:mirror="none"/>
    </style:style>
    <style:style style:name="gr1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5.069cm, 5.551cm, 6.175cm)" draw:image-opacity="100%" style:mirror="none"/>
    </style:style>
    <style:style style:name="gr16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17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22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65cm, 3.801cm, 1.068cm)" draw:image-opacity="100%" style:mirror="none"/>
    </style:style>
    <style:style style:name="gr23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24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55cm" fo:padding-top="0.125cm" fo:padding-bottom="0.125cm" fo:padding-left="0.25cm" fo:padding-right="0.25cm" fo:wrap-option="wrap"/>
    </style:style>
    <style:style style:name="gr25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1cm, 3.177cm, 8.412cm)" draw:image-opacity="100%" style:mirror="none"/>
    </style:style>
    <style:style style:name="gr32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33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39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43cm, 1.043cm, 7.293cm)" draw:image-opacity="100%" style:mirror="none"/>
    </style:style>
    <style:style style:name="gr40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4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>
      <style:graphic-properties draw:stroke="solid" svg:stroke-width="0.106cm" svg:stroke-color="#8fa7c4" draw:marker-start-width="0.306cm" draw:marker-end="線條箭頭_20_1" draw:marker-end-width="0.351cm" draw:marker-end-center="false" draw:stroke-linejoin="miter" svg:stroke-linecap="butt" draw:fill="none" draw:textarea-vertical-align="top" draw:auto-grow-height="false" fo:min-height="0cm" fo:min-width="2.055cm" fo:padding-top="0.16cm" fo:padding-bottom="0.16cm" fo:padding-left="0.285cm" fo:padding-right="0.285cm" fo:wrap-option="wrap"/>
    </style:style>
    <style:style style:name="gr49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50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454cm, 2.762cm, 0.922cm, 7.45cm)" draw:image-opacity="100%" style:mirror="none"/>
    </style:style>
    <style:style style:name="gr51" style:family="graphic" style:parent-style-name="standard" style:list-style-name="L2">
      <style:graphic-properties draw:stroke="solid" svg:stroke-width="0.035cm" svg:stroke-color="#ffffff" draw:stroke-linejoin="miter" svg:stroke-linecap="butt" draw:fill="none" draw:textarea-vertical-align="top" draw:auto-grow-height="false" draw:fit-to-size="false" style:shrink-to-fit="false" fo:min-height="9.944cm" fo:min-width="15.626cm" fo:padding-top="0.254cm" fo:padding-bottom="0.127cm" fo:padding-left="1.27cm" fo:padding-right="0.254cm" fo:wrap-option="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0.868cm" fo:padding-top="0.125cm" fo:padding-bottom="0.125cm" fo:padding-left="0.25cm" fo:padding-right="0.25cm" fo:wrap-option="wrap"/>
    </style:style>
    <style:style style:name="gr54" style:family="graphic" style:parent-style-name="standard" style:list-style-name="L3">
      <style:graphic-properties draw:stroke="solid" svg:stroke-width="0.035cm" svg:stroke-color="#6bae3d" draw:stroke-linejoin="miter" svg:stroke-linecap="butt" draw:fill="none" draw:textarea-vertical-align="top" draw:auto-grow-height="false" draw:fit-to-size="false" style:shrink-to-fit="false" fo:min-height="9.072cm" fo:min-width="14.629cm" fo:padding-top="0.254cm" fo:padding-bottom="0.125cm" fo:padding-left="1.397cm" fo:padding-right="0.25cm" fo:wrap-option="wrap"/>
      <style:paragraph-properties style:writing-mode="lr-tb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draw:stroke="solid" svg:stroke-width="0.035cm" svg:stroke-color="#8fa7c4" draw:marker-end="msArrowOpenEnd_20_4_20_35" draw:marker-end-width="0.245cm" draw:marker-end-center="false" draw:stroke-linejoin="miter" svg:stroke-linecap="butt" draw:fill="none" draw:textarea-vertical-align="top" draw:auto-grow-height="false" fo:min-height="0cm" fo:min-width="2.125cm" fo:padding-top="0.125cm" fo:padding-bottom="0.125cm" fo:padding-left="0.25cm" fo:padding-right="0.25cm" fo:wrap-option="wrap"/>
    </style:style>
    <style:style style:name="gr6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364cm, 14.277cm)" draw:image-opacity="100%" style:mirror="none"/>
    </style:style>
    <style:style style:name="pr1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General_5f_DB-notes">
      <style:graphic-properties draw:fill-color="#ffffff" fo:min-height="13.829cm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28pt" fo:hyphenate="false"/>
    </style:style>
    <style:style style:name="P3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top="0cm" fo:margin-bottom="0cm" fo:line-height="90%" fo:text-align="end" style:punctuation-wrap="hanging" style:writing-mode="lr-tb" style:font-independent-line-spacing="true"/>
      <style:text-properties fo:font-size="2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style:font-size-asian="22pt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9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28pt" fo:hyphenate="false"/>
    </style:style>
    <style:style style:name="P10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text-position="-8% 58%" fo:font-size="28pt" fo:hyphenate="false"/>
    </style:style>
    <style:style style:name="P11" style:family="paragraph">
      <style:paragraph-properties fo:margin-left="0.127cm" fo:margin-right="0cm" fo:margin-top="0cm" fo:margin-bottom="0cm" fo:line-height="100%" fo:text-align="start" fo:text-indent="0cm" style:punctuation-wrap="simple" style:writing-mode="lr-tb"/>
      <style:text-properties fo:font-size="14.8999996185303pt"/>
    </style:style>
    <style:style style:name="P12" style:family="paragraph">
      <loext:graphic-properties draw:fill="none"/>
      <style:paragraph-properties fo:margin-left="0.127cm" fo:margin-right="0cm" fo:margin-top="0cm" fo:margin-bottom="0cm" fo:line-height="100%" fo:text-align="start" fo:text-indent="0cm" style:punctuation-wrap="simple" style:writing-mode="lr-tb" style:font-independent-line-spacing="true"/>
      <style:text-properties fo:font-size="14.8999996185303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14.8999996185303pt"/>
    </style:style>
    <style:style style:name="P1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4.8999996185303pt"/>
    </style:style>
    <style:style style:name="P16" style:family="paragraph">
      <style:paragraph-properties fo:margin-top="0cm" fo:margin-bottom="0cm" fo:line-height="100%" fo:text-align="center" style:punctuation-wrap="simple" style:writing-mode="lr-tb"/>
      <style:text-properties fo:font-size="14.8999996185303pt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14.8999996185303pt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.8999996185303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cm" fo:margin-bottom="0cm" fo:line-height="100%" fo:text-align="center" style:punctuation-wrap="hanging" style:writing-mode="lr-tb"/>
      <style:text-properties fo:font-size="14.8999996185303pt"/>
    </style:style>
    <style:style style:name="P21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14.8999996185303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fo:background-color="transparent" style:font-size-asian="16pt" style:font-style-asian="normal" style:font-weight-asian="bold" style:font-name-complex="Arial1" style:font-size-complex="1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bold" fo:background-color="transparent" style:font-size-asian="26pt" style:font-style-asian="normal" style:font-weight-asian="bold" style:font-name-complex="Arial1" style:font-size-complex="26pt" style:font-style-complex="normal" style:font-weight-complex="bold"/>
    </style:style>
    <style:style style:name="T4" style:family="text">
      <style:text-properties fo:font-size="24pt" style:font-size-asian="26pt" style:font-size-complex="26pt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Arial1" style:font-size-complex="22pt" style:font-style-complex="normal" style:font-weight-complex="bold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26pt" fo:letter-spacing="normal" fo:language="en" fo:country="US" fo:font-style="normal" fo:text-shadow="none" style:text-underline-style="none" fo:font-weight="bold" style:letter-kerning="true" fo:background-color="transparent" style:font-name-asian="微軟正黑體" style:font-size-asian="26pt" style:font-style-asian="normal" style:font-weight-asian="bold" style:font-name-complex="Arial1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8" style:family="text">
      <style:text-properties fo:font-variant="normal" fo:text-transform="none" fo:color="#6bae3d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2pt" fo:letter-spacing="normal" fo:language="en" fo:country="US" fo:font-style="normal" fo:text-shadow="none" style:text-underline-style="none" fo:font-weight="normal" style:letter-kerning="true" fo:background-color="transparent" style:font-name-asian="Amazon Ember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name-asian="Amazon Ember1" style:font-size-asian="12pt" style:font-style-asian="normal" style:font-weight-asian="normal" style:font-name-complex="Arial1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bae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Example: Git to S3 Webhooks" draw:style-name="dp1" draw:master-page-name="General_5f_DB" presentation:presentation-page-layout-name="AL1T0">
        <office:forms form:automatic-focus="false" form:apply-design-mode="false"/>
        <draw:frame draw:name="Title 3" presentation:style-name="pr1" draw:text-style-name="P2" draw:layer="layout" svg:width="26.892cm" svg:height="1.479cm" svg:x="0.413cm" svg:y="5.289cm" presentation:class="title" presentation:user-transformed="true">
          <draw:text-box>
            <text:p text:style-name="P1"><text:span text:style-name="T1">serverless </text:span><text:span text:style-name="T1">無伺服器架構</text:span></text:p>
          </draw:text-box>
        </draw:frame>
        <draw:frame draw:name="Title 3_10" presentation:style-name="pr1" draw:text-style-name="P4" draw:layer="layout" svg:width="26.892cm" svg:height="1.479cm" svg:x="1.048cm" svg:y="12.065cm" presentation:class="title" presentation:user-transformed="true">
          <draw:text-box>
            <text:p text:style-name="P3"><text:span text:style-name="T2">指導老師：</text:span><text:span text:style-name="T2">Allen</text:span><text:span text:style-name="T2">、</text:span><text:span text:style-name="T2">350</text:span><text:span text:style-name="T2">、</text:span><text:span text:style-name="T2">695</text:span><text:span text:style-name="T2">、周廷諺、李秉鴻、戴致禮、莊哲明</text:span></text:p>
          </draw:text-box>
        </draw:frame>
        <draw:frame draw:style-name="gr1" draw:text-style-name="P5" draw:layer="layout" svg:width="17.142cm" svg:height="1.479cm" svg:x="0.003cm" svg:y="14.271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General_5f_DB" presentation:presentation-page-layout-name="AL1T0">
        <office:forms form:automatic-focus="false" form:apply-design-mode="false"/>
        <draw:frame draw:name="Title 3_12" presentation:style-name="pr1" draw:text-style-name="P2" draw:layer="layout" svg:width="26.892cm" svg:height="6.985cm" svg:x="0.323cm" svg:y="4.372cm" presentation:class="title" presentation:user-transformed="true">
          <draw:text-box>
            <text:p text:style-name="P1"><text:span text:style-name="T3">1. </text:span><text:span text:style-name="T3">故事背景說明</text:span><text:span text:style-name="T3"><text:line-break/></text:span><text:span text:style-name="T3">2. </text:span><text:span text:style-name="T3">實作流程</text:span><text:span text:style-name="T3"><text:line-break/></text:span><text:span text:style-name="T3">3. </text:span><text:span text:style-name="T3">成果展示</text:span></text:p>
          </draw:text-box>
        </draw:frame>
        <draw:frame draw:name="Title 3_13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General_5f_DB" presentation:presentation-page-layout-name="AL1T0">
        <office:forms form:automatic-focus="false" form:apply-design-mode="false"/>
        <draw:frame draw:name="Title 3_18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3">1. </text:span><text:span text:style-name="T3">故事背景說明</text:span></text:p>
          </draw:text-box>
        </draw:frame>
        <draw:frame draw:name="Title 3_19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3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General_5f_DB" presentation:presentation-page-layout-name="AL1T0">
        <office:forms form:automatic-focus="false" form:apply-design-mode="false"/>
        <draw:frame draw:name="Title 3_16" presentation:style-name="pr1" draw:text-style-name="P9" draw:layer="layout" svg:width="19.685cm" svg:height="6.985cm" svg:x="3.81cm" svg:y="4.172cm" presentation:class="title" presentation:user-transformed="true">
          <draw:text-box>
            <text:p text:style-name="P7"><text:span text:style-name="T3">我們的專業是協助客戶在雲端</text:span><text:span text:style-name="T3">AWS</text:span><text:span text:style-name="T3">環境部屬網站，不需購買實體伺服器，可協助您快速建置網站。</text:span></text:p>
          </draw:text-box>
        </draw:frame>
        <draw:frame draw:name="Title 3_17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專題簡介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4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1" draw:master-page-name="General_5f_DB" presentation:presentation-page-layout-name="AL1T0">
        <office:forms form:automatic-focus="false" form:apply-design-mode="false"/>
        <draw:frame draw:name="Title 3_14" presentation:style-name="pr1" draw:text-style-name="P9" draw:layer="layout" svg:width="22.225cm" svg:height="6.985cm" svg:x="3.075cm" svg:y="3.81cm" presentation:class="title" presentation:user-transformed="true">
          <draw:text-box>
            <text:p text:style-name="P7"><text:span text:style-name="T3">我是</text:span><text:span text:style-name="T3">omega</text:span><text:span text:style-name="T3">我想賣自製的魚餌，但由於店面租金太貴，我希望走電商，雖然市面上有蝦皮跟露天或其他的電商平台，但是我希望能有一個屬於自己品牌的網站，希望你能幫我架一個有下單功能的網站</text:span><text:span text:style-name="T4"> </text:span></text:p>
          </draw:text-box>
        </draw:frame>
        <draw:frame draw:name="Title 3_15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客戶情境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5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6" draw:style-name="dp1" draw:master-page-name="General_5f_DB" presentation:presentation-page-layout-name="AL1T0">
        <office:forms form:automatic-focus="false" form:apply-design-mode="false"/>
        <draw:frame draw:name="Title 3_ 1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客戶情境</text:span></text:p>
          </draw:text-box>
        </draw:frame>
        <draw:frame draw:name="Title 3_ 3" presentation:style-name="pr1" draw:text-style-name="P10" draw:layer="layout" svg:width="22.86cm" svg:height="1.27cm" svg:x="2.54cm" svg:y="1.375cm" presentation:class="title" presentation:user-transformed="true">
          <draw:text-box>
            <text:p text:style-name="P7"><text:span text:style-name="T5">決定選擇採用價格相對便宜，適合中小型網站的</text:span><text:span text:style-name="T5">serverless</text:span><text:span text:style-name="T5">架構</text:span></text:p>
          </draw:text-box>
        </draw:frame>
        <draw:frame draw:style-name="gr3" draw:text-style-name="P5" draw:layer="layout" svg:width="26.102cm" svg:height="8.89cm" svg:x="0.835cm" svg:y="3.175cm">
          <draw:image xlink:href="Pictures/1000020100000780000003AB2334DA5EB24090AE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6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7" draw:style-name="dp1" draw:master-page-name="General_5f_DB" presentation:presentation-page-layout-name="AL1T0">
        <office:forms form:automatic-focus="false" form:apply-design-mode="false"/>
        <draw:frame draw:name="Title 3_20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2. </text:span><text:span text:style-name="T3">實作流程</text:span></text:p>
          </draw:text-box>
        </draw:frame>
        <draw:frame draw:name="Title 3_21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7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8" draw:style-name="dp1" draw:master-page-name="General_5f_DB" presentation:presentation-page-layout-name="AL1T0">
        <office:forms form:automatic-focus="false" form:apply-design-mode="false"/>
        <draw:frame draw:name="Title 3_8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1_1" draw:style-name="gr4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_1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1_1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8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General_5f_DB">
        <office:forms form:automatic-focus="false" form:apply-design-mode="false"/>
        <draw:frame draw:name="Title 1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5" draw:style-name="gr7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" draw:style-name="gr8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line draw:style-name="gr9" draw:text-style-name="P5" draw:layer="layout" svg:x1="18.899cm" svg:y1="3.414cm" svg:x2="18.899cm" svg:y2="12.864cm">
          <text:p/>
        </draw:line>
        <draw:custom-shape draw:name="TextBox 20" draw:style-name="gr10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11" draw:text-style-name="P17" draw:layer="layout" svg:width="4.355cm" svg:height="1.265cm" svg:x="20.955cm" svg:y="5.085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22" draw:style-name="gr12" draw:text-style-name="P17" draw:layer="layout" svg:width="4.355cm" svg:height="1.265cm" svg:x="20.955cm" svg:y="9.53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9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0" draw:style-name="dp1" draw:master-page-name="General_5f_DB" presentation:presentation-page-layout-name="AL1T0">
        <office:forms form:automatic-focus="false" form:apply-design-mode="false"/>
        <draw:frame draw:name="Title 3_2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Vpc</text:span><text:span text:style-name="T1">公網段 </text:span></text:p>
          </draw:text-box>
        </draw:frame>
        <draw:frame draw:style-name="gr13" draw:text-style-name="P5" draw:layer="layout" svg:width="23.949cm" svg:height="10.16cm" svg:x="1.905cm" svg:y="1.905cm">
          <draw:image xlink:href="Pictures/1000000000000780000003A999BCA8F8F60500D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0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1" draw:style-name="dp1" draw:master-page-name="General_5f_DB" presentation:presentation-page-layout-name="AL1T0">
        <office:forms form:automatic-focus="false" form:apply-design-mode="false"/>
        <draw:frame draw:name="Title 3_0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Vpc</text:span><text:span text:style-name="T1">第一個私網段</text:span></text:p>
          </draw:text-box>
        </draw:frame>
        <draw:frame draw:style-name="gr14" draw:text-style-name="P5" draw:layer="layout" svg:width="22.861cm" svg:height="11.43cm" svg:x="2.539cm" svg:y="1.905cm">
          <draw:image xlink:href="Pictures/1000000000000780000003A96B16B118978F996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1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2" draw:style-name="dp1" draw:master-page-name="General_5f_DB" presentation:presentation-page-layout-name="AL1T0">
        <office:forms form:automatic-focus="false" form:apply-design-mode="false"/>
        <draw:frame draw:name="Title 3_1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Vpc</text:span><text:span text:style-name="T1">第二個私網段 </text:span></text:p>
          </draw:text-box>
        </draw:frame>
        <draw:frame draw:style-name="gr15" draw:text-style-name="P5" draw:layer="layout" svg:width="23.495cm" svg:height="11.413cm" svg:x="2.34cm" svg:y="2.005cm">
          <draw:image xlink:href="Pictures/1000000000000780000003A9E24193C7C712C2C1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2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3" draw:style-name="dp1" draw:master-page-name="General_5f_DB">
        <office:forms form:automatic-focus="false" form:apply-design-mode="false"/>
        <draw:frame draw:name="Title 1_0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5_1" draw:style-name="gr16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17_1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19_1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6_1" draw:style-name="gr17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0_1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2_1" draw:style-name="gr6" draw:text-style-name="P13" draw:layer="layout" svg:width="1.019cm" svg:height="0.957cm" svg:x="6.648cm" svg:y="7.293cm">
          <draw:image xlink:href="Pictures/100002010000014000000140D29173AEE23B0FCA.png" xlink:type="simple" xlink:show="embed" xlink:actuate="onLoad" draw:mime-type="image/png">
            <text:p/>
          </draw:image>
        </draw:frame>
        <draw:line draw:style-name="gr9" draw:text-style-name="P5" draw:layer="layout" svg:x1="18.899cm" svg:y1="3.414cm" svg:x2="18.899cm" svg:y2="12.864cm">
          <text:p/>
        </draw:line>
        <draw:custom-shape draw:name="TextBox 20_1" draw:style-name="gr18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_1" draw:style-name="gr19" draw:text-style-name="P17" draw:layer="layout" svg:width="4.355cm" svg:height="1.265cm" svg:x="20.955cm" svg:y="5.085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22_1" draw:style-name="gr20" draw:text-style-name="P17" draw:layer="layout" svg:width="4.355cm" svg:height="1.265cm" svg:x="20.955cm" svg:y="9.53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4_1" draw:style-name="gr21" draw:text-style-name="P19" draw:layer="layout" svg:width="2.183cm" svg:height="0.756cm" svg:x="6.019cm" svg:y="8.2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3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4" draw:style-name="dp1" draw:master-page-name="General_5f_DB" presentation:presentation-page-layout-name="AL1T0">
        <office:forms form:automatic-focus="false" form:apply-design-mode="false"/>
        <draw:frame draw:name="Title 3_3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3 bucket </text:span></text:p>
          </draw:text-box>
        </draw:frame>
        <draw:frame draw:style-name="gr22" draw:text-style-name="P5" draw:layer="layout" svg:width="25.962cm" svg:height="11.126cm" svg:x="1.062cm" svg:y="2.003cm">
          <draw:image xlink:href="Pictures/1000000000000780000003A91E9053B29B4DBE9D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4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5" draw:style-name="dp1" draw:master-page-name="General_5f_DB">
        <office:forms form:automatic-focus="false" form:apply-design-mode="false"/>
        <draw:frame draw:name="Title 2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7" draw:style-name="gr23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5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16" draw:style-name="gr24" draw:text-style-name="P13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27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8" draw:style-name="gr25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28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29" draw:style-name="gr6" draw:text-style-name="P13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26" draw:style-name="gr26" draw:text-style-name="P21" draw:layer="layout" svg:width="2.639cm" svg:height="1.263cm" svg:x="2.666cm" svg:y="7.627cm">
          <text:p text:style-name="P20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0" draw:style-name="gr6" draw:text-style-name="P13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18" draw:style-name="gr24" draw:text-style-name="P13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9" draw:text-style-name="P5" draw:layer="layout" svg:x1="18.899cm" svg:y1="3.414cm" svg:x2="18.899cm" svg:y2="12.864cm">
          <text:p/>
        </draw:line>
        <draw:custom-shape draw:name="TextBox 28" draw:style-name="gr27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28" draw:text-style-name="P17" draw:layer="layout" svg:width="4.355cm" svg:height="1.265cm" svg:x="20.955cm" svg:y="5.08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30" draw:style-name="gr29" draw:text-style-name="P17" draw:layer="layout" svg:width="4.99cm" svg:height="1.265cm" svg:x="20.642cm" svg:y="9.566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2" draw:style-name="gr30" draw:text-style-name="P19" draw:layer="layout" svg:width="2.183cm" svg:height="0.756cm" svg:x="6.019cm" svg:y="8.1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5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6" draw:style-name="dp1" draw:master-page-name="General_5f_DB" presentation:presentation-page-layout-name="AL1T0">
        <office:forms form:automatic-focus="false" form:apply-design-mode="false"/>
        <draw:frame draw:name="Title 3_4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Cloudfront <text:s/></text:span></text:p>
          </draw:text-box>
        </draw:frame>
        <draw:frame draw:style-name="gr31" draw:text-style-name="P5" draw:layer="layout" svg:width="21.589cm" svg:height="11.514cm" svg:x="3.176cm" svg:y="1.905cm">
          <draw:image xlink:href="Pictures/1000000000000780000003A811E6213D6DE40153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6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7" draw:style-name="dp1" draw:master-page-name="General_5f_DB">
        <office:forms form:automatic-focus="false" form:apply-design-mode="false"/>
        <draw:frame draw:name="Title 4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9" draw:style-name="gr32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3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custom-shape draw:name="Straight Arrow Connector 21" draw:style-name="gr24" draw:text-style-name="P13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35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0" draw:style-name="gr33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6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37" draw:style-name="gr6" draw:text-style-name="P13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34" draw:style-name="gr34" draw:text-style-name="P21" draw:layer="layout" svg:width="2.639cm" svg:height="1.263cm" svg:x="2.666cm" svg:y="7.627cm">
          <text:p text:style-name="P20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38" draw:style-name="gr6" draw:text-style-name="P13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3" draw:style-name="gr24" draw:text-style-name="P13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9" draw:text-style-name="P5" draw:layer="layout" svg:x1="18.899cm" svg:y1="3.414cm" svg:x2="18.899cm" svg:y2="12.864cm">
          <text:p/>
        </draw:line>
        <draw:custom-shape draw:name="TextBox 36" draw:style-name="gr35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7" draw:style-name="gr36" draw:text-style-name="P17" draw:layer="layout" svg:width="2.936cm" svg:height="2.277cm" svg:x="21.739cm" svg:y="5.412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38" draw:style-name="gr37" draw:text-style-name="P17" draw:layer="layout" svg:width="2.936cm" svg:height="2.277cm" svg:x="21.739cm" svg:y="10.137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0" draw:style-name="gr38" draw:text-style-name="P19" draw:layer="layout" svg:width="2.183cm" svg:height="0.756cm" svg:x="6.019cm" svg:y="8.1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7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8" draw:style-name="dp1" draw:master-page-name="General_5f_DB" presentation:presentation-page-layout-name="AL1T0">
        <office:forms form:automatic-focus="false" form:apply-design-mode="false"/>
        <draw:frame draw:name="Title 3_5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RDS </text:span></text:p>
          </draw:text-box>
        </draw:frame>
        <draw:frame draw:style-name="gr39" draw:text-style-name="P5" draw:layer="layout" svg:width="20.29cm" svg:height="11.881cm" svg:x="3.505cm" svg:y="1.574cm">
          <draw:image xlink:href="Pictures/1000000000000780000003AFD6D31BA0451A2FB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8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19" draw:style-name="dp1" draw:master-page-name="General_5f_DB">
        <office:forms form:automatic-focus="false" form:apply-design-mode="false"/>
        <draw:frame draw:name="Title 5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11" draw:style-name="gr40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1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42" draw:style-name="gr6" draw:text-style-name="P13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1" draw:style-name="gr41" draw:text-style-name="P17" draw:layer="layout" svg:width="2.1cm" svg:height="0.756cm" svg:x="14.699cm" svg:y="8.562cm">
          <text:p text:style-name="P16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6" draw:style-name="gr24" draw:text-style-name="P13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3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2" draw:style-name="gr42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4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45" draw:style-name="gr6" draw:text-style-name="P13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42" draw:style-name="gr43" draw:text-style-name="P21" draw:layer="layout" svg:width="2.639cm" svg:height="1.263cm" svg:x="2.666cm" svg:y="7.627cm">
          <text:p text:style-name="P20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6" draw:style-name="gr6" draw:text-style-name="P13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28" draw:style-name="gr24" draw:text-style-name="P13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9" draw:text-style-name="P5" draw:layer="layout" svg:x1="18.899cm" svg:y1="3.414cm" svg:x2="18.899cm" svg:y2="12.864cm">
          <text:p/>
        </draw:line>
        <draw:custom-shape draw:name="TextBox 44" draw:style-name="gr44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5" draw:style-name="gr45" draw:text-style-name="P17" draw:layer="layout" svg:width="4.355cm" svg:height="1.265cm" svg:x="21.59cm" svg:y="5.085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46" draw:style-name="gr46" draw:text-style-name="P17" draw:layer="layout" svg:width="4.931cm" svg:height="1.265cm" svg:x="21.59cm" svg:y="9.53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8" draw:style-name="gr6" draw:text-style-name="P13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47" draw:style-name="gr47" draw:text-style-name="P21" draw:layer="layout" svg:width="5.151cm" svg:height="0.756cm" svg:x="17.849cm" svg:y="8.842cm">
          <text:p text:style-name="P20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48" draw:text-style-name="P13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48" draw:style-name="gr49" draw:text-style-name="P19" draw:layer="layout" svg:width="2.183cm" svg:height="0.756cm" svg:x="6.019cm" svg:y="8.1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19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0" draw:style-name="dp1" draw:master-page-name="General_5f_DB" presentation:presentation-page-layout-name="AL1T0">
        <office:forms form:automatic-focus="false" form:apply-design-mode="false"/>
        <draw:frame draw:name="Title 3_7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Lambda 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50" draw:text-style-name="P5" draw:layer="layout" svg:width="26.669cm" svg:height="11.429cm" svg:x="0.636cm" svg:y="1.906cm">
          <draw:image xlink:href="Pictures/100000000000077E0000035FCF164B94B77D5B97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0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1" draw:style-name="dp1" draw:master-page-name="General_5f_DB">
        <office:forms form:automatic-focus="false" form:apply-design-mode="false"/>
        <draw:frame draw:name="Title 6" presentation:style-name="pr1" draw:text-style-name="P8" draw:layer="layout" svg:width="26.892cm" svg:height="1.479cm" svg:x="0cm" svg:y="0.295cm" presentation:class="title" presentation:user-transformed="true">
          <draw:text-box>
            <text:p text:style-name="P7"><text:span text:style-name="T1">serverless framework</text:span></text:p>
          </draw:text-box>
        </draw:frame>
        <draw:custom-shape draw:name="Rectangle 13" draw:style-name="gr51" draw:text-style-name="P12" draw:layer="layout" svg:width="17.149cm" svg:height="10.324cm" svg:x="10.151cm" svg:y="2.54cm">
          <text:p text:style-name="P11"><text:span text:style-name="T7">AWS Clou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49" draw:style-name="gr5" draw:text-style-name="P13" draw:layer="layout" svg:width="1.078cm" svg:height="1.078cm" svg:x="0.587cm" svg:y="7.599cm">
          <draw:image xlink:href="Pictures/10000201000000C0000000C00C2912C0A660AC9B.png" xlink:type="simple" xlink:show="embed" xlink:actuate="onLoad" draw:mime-type="image/png">
            <text:p/>
          </draw:image>
        </draw:frame>
        <draw:frame draw:name="Graphic 50" draw:style-name="gr6" draw:text-style-name="P13" draw:layer="layout" svg:width="0.992cm" svg:height="0.991cm" svg:x="15.253cm" svg:y="7.571cm">
          <draw:image xlink:href="Pictures/100002010000012C0000012C3006D66F0D016EFE.png" xlink:type="simple" xlink:show="embed" xlink:actuate="onLoad" draw:mime-type="image/png">
            <text:p/>
          </draw:image>
        </draw:frame>
        <draw:custom-shape draw:name="TextBox 49" draw:style-name="gr52" draw:text-style-name="P17" draw:layer="layout" svg:width="2.1cm" svg:height="0.756cm" svg:x="14.699cm" svg:y="8.562cm">
          <text:p text:style-name="P16"><text:span text:style-name="T7">Lambd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1" draw:style-name="gr24" draw:text-style-name="P13" draw:layer="layout" svg:width="1.05cm" svg:height="0.001cm" svg:x="1.89cm" svg:y="8.1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2" draw:style-name="gr53" draw:text-style-name="P13" draw:layer="layout" svg:width="1.368cm" svg:height="0.001cm" svg:x="7.937cm" svg:y="8.318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1" draw:style-name="gr6" draw:text-style-name="P13" draw:layer="layout" svg:width="0.874cm" svg:height="0.874cm" svg:x="10.151cm" svg:y="2.54cm">
          <draw:image xlink:href="Pictures/10000201000000A0000000A0E52D683B295C43F8.png" xlink:type="simple" xlink:show="embed" xlink:actuate="onLoad" draw:mime-type="image/png">
            <text:p/>
          </draw:image>
        </draw:frame>
        <draw:custom-shape draw:name="Rectangle 14" draw:style-name="gr54" draw:text-style-name="P15" draw:layer="layout" svg:width="16.275cm" svg:height="9.45cm" svg:x="11.025cm" svg:y="3.414cm">
          <text:p text:style-name="P14"><text:span text:style-name="T8">VP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2" draw:style-name="gr6" draw:text-style-name="P13" draw:layer="layout" svg:width="0.904cm" svg:height="1.05cm" svg:x="11.024cm" svg:y="3.414cm">
          <draw:image xlink:href="Pictures/10000201000000A0000000A0700FC1FF2BB3DB07.png" xlink:type="simple" xlink:show="embed" xlink:actuate="onLoad" draw:mime-type="image/png">
            <text:p/>
          </draw:image>
        </draw:frame>
        <draw:frame draw:name="Graphic 53" draw:style-name="gr6" draw:text-style-name="P13" draw:layer="layout" svg:width="0.877cm" svg:height="0.871cm" svg:x="3.536cm" svg:y="7.275cm">
          <draw:image xlink:href="Pictures/1000020100000140000001400503998FAEE19222.png" xlink:type="simple" xlink:show="embed" xlink:actuate="onLoad" draw:mime-type="image/png">
            <text:p/>
          </draw:image>
        </draw:frame>
        <draw:custom-shape draw:name="TextBox 50" draw:style-name="gr55" draw:text-style-name="P21" draw:layer="layout" svg:width="2.639cm" svg:height="1.263cm" svg:x="2.666cm" svg:y="7.627cm">
          <text:p text:style-name="P20"><text:span text:style-name="T10"><text:s/></text:span><text:span text:style-name="T10">CloudFro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4" draw:style-name="gr6" draw:text-style-name="P13" draw:layer="layout" svg:width="1.019cm" svg:height="0.957cm" svg:x="6.648cm" svg:y="7.193cm">
          <draw:image xlink:href="Pictures/100002010000014000000140D29173AEE23B0FCA.png" xlink:type="simple" xlink:show="embed" xlink:actuate="onLoad" draw:mime-type="image/png">
            <text:p/>
          </draw:image>
        </draw:frame>
        <draw:custom-shape draw:name="Straight Arrow Connector 33" draw:style-name="gr24" draw:text-style-name="P13" draw:layer="layout" svg:width="1.05cm" svg:height="0.001cm" svg:x="5.161cm" svg:y="8.25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55" draw:style-name="gr6" draw:text-style-name="P13" draw:layer="layout" svg:width="0.945cm" svg:height="0.945cm" svg:x="10.208cm" svg:y="7.279cm">
          <draw:image xlink:href="Pictures/10000201000001900000019092129A32D7571655.png" xlink:type="simple" xlink:show="embed" xlink:actuate="onLoad" draw:mime-type="image/png">
            <text:p/>
          </draw:image>
        </draw:frame>
        <draw:custom-shape draw:name="TextBox 51" draw:style-name="gr56" draw:text-style-name="P21" draw:layer="layout" svg:width="2.782cm" svg:height="1.263cm" svg:x="9.292cm" svg:y="8.224cm">
          <text:p text:style-name="P20"><text:span text:style-name="T10">API Gatew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18.899cm" svg:y1="3.414cm" svg:x2="18.899cm" svg:y2="12.864cm">
          <text:p/>
        </draw:line>
        <draw:custom-shape draw:name="TextBox 52" draw:style-name="gr57" draw:text-style-name="P17" draw:layer="layout" svg:width="4.2cm" svg:height="1.263cm" svg:x="13.124cm" svg:y="4.464cm">
          <text:p text:style-name="P16"><text:span text:style-name="T7">Public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3" draw:style-name="gr58" draw:text-style-name="P17" draw:layer="layout" svg:width="4.931cm" svg:height="1.265cm" svg:x="21.104cm" svg:y="5.08cm">
          <text:p text:style-name="P16"><text:span text:style-name="T7">Private subnet</text:span></text:p>
          <text:p text:style-name="P16"><text:span text:style-name="T7">ap-northeast-1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9" draw:text-style-name="P5" draw:layer="layout" svg:x1="27.299cm" svg:y1="8.139cm" svg:x2="18.899cm" svg:y2="8.139cm">
          <text:p/>
        </draw:line>
        <draw:custom-shape draw:name="TextBox 54" draw:style-name="gr59" draw:text-style-name="P17" draw:layer="layout" svg:width="4.296cm" svg:height="1.265cm" svg:x="21.59cm" svg:y="10.16cm">
          <text:p text:style-name="P16"><text:span text:style-name="T7">Private subnet</text:span></text:p>
          <text:p text:style-name="P16"><text:span text:style-name="T7">ap-northeast-1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phic 56" draw:style-name="gr6" draw:text-style-name="P13" draw:layer="layout" svg:width="1.749cm" svg:height="1.749cm" svg:x="19.571cm" svg:y="7.089cm">
          <draw:image xlink:href="Pictures/100002010000014000000140919508C0BC63E37A.png" xlink:type="simple" xlink:show="embed" xlink:actuate="onLoad" draw:mime-type="image/png">
            <text:p/>
          </draw:image>
        </draw:frame>
        <draw:custom-shape draw:name="TextBox 55" draw:style-name="gr60" draw:text-style-name="P21" draw:layer="layout" svg:width="5.151cm" svg:height="0.756cm" svg:x="17.849cm" svg:y="8.842cm">
          <text:p text:style-name="P20"><text:span text:style-name="T10">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4" draw:style-name="gr48" draw:text-style-name="P13" draw:layer="layout" svg:width="2.625cm" svg:height="0.001cm" svg:x="16.8cm" svg:y="8.1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61" draw:text-style-name="P13" draw:layer="layout" svg:width="2.625cm" svg:height="0.001cm" svg:x="11.883cm" svg:y="8.22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56" draw:style-name="gr62" draw:text-style-name="P19" draw:layer="layout" svg:width="2.183cm" svg:height="0.756cm" svg:x="6.019cm" svg:y="8.122cm">
          <text:p text:style-name="P18"><text:span text:style-name="T9">S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1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2" draw:style-name="dp1" draw:master-page-name="General_5f_DB" presentation:presentation-page-layout-name="AL1T0">
        <office:forms form:automatic-focus="false" form:apply-design-mode="false"/>
        <draw:frame draw:name="Title 3_6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API Gateway </text:span></text:p>
          </draw:text-box>
        </draw:frame>
        <draw:frame draw:style-name="gr63" draw:text-style-name="P5" draw:layer="layout" svg:width="17.78cm" svg:height="11.852cm" svg:x="5.805cm" svg:y="1.574cm">
          <draw:image xlink:href="Pictures/1000000000000780000003AEAA91336B3635E01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2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3" draw:style-name="dp1" draw:master-page-name="General_5f_DB" presentation:presentation-page-layout-name="AL1T0">
        <office:forms form:automatic-focus="false" form:apply-design-mode="false"/>
        <draw:frame draw:name="Title 3_22" presentation:style-name="pr1" draw:text-style-name="P2" draw:layer="layout" svg:width="26.892cm" svg:height="6.985cm" svg:x="0.323cm" svg:y="3.672cm" presentation:class="title" presentation:user-transformed="true">
          <draw:text-box>
            <text:p text:style-name="P1"><text:span text:style-name="T6">3. </text:span><text:span text:style-name="T6">成果展示</text:span></text:p>
          </draw:text-box>
        </draw:frame>
        <draw:frame draw:name="Title 3_23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3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4" draw:style-name="dp1" draw:master-page-name="General_5f_DB" presentation:presentation-page-layout-name="AL1T0">
        <office:forms form:automatic-focus="false" form:apply-design-mode="false"/>
        <draw:frame draw:name="Title 3_28" presentation:style-name="pr1" draw:text-style-name="P8" draw:layer="layout" svg:width="26.892cm" svg:height="1.479cm" svg:x="0cm" svg:y="0.096cm" presentation:class="title" presentation:user-transformed="true">
          <draw:text-box>
            <text:p/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draw:frame draw:style-name="gr1" draw:text-style-name="P5" draw:layer="layout" svg:width="9.525cm" svg:height="9.525cm" svg:x="8.89cm" svg:y="3.175cm">
          <draw:image xlink:href="Pictures/100002010000009400000094F84AA02785273DF1.png" xlink:type="simple" xlink:show="embed" xlink:actuate="onLoad" draw:mime-type="image/png">
            <text:p/>
          </draw:image>
        </draw:frame>
        <draw:frame draw:name="Title 3_11" presentation:style-name="pr1" draw:text-style-name="P8" draw:layer="layout" svg:width="26.892cm" svg:height="1.479cm" svg:x="0cm" svg:y="0.096cm" presentation:class="title" presentation:user-transformed="true">
          <draw:text-box>
            <text:p text:style-name="P7"><text:span text:style-name="T1">網站</text:span><text:span text:style-name="T1">QR CODE </text:span></text:p>
          </draw:text-box>
        </draw:frame>
        <presentation:notes draw:style-name="dp2">
          <draw:page-thumbnail draw:style-name="gr2" draw:layer="layout" svg:width="21.107cm" svg:height="11.524cm" svg:x="1.679cm" svg:y="2.335cm" draw:page-number="24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5" draw:style-name="dp1" draw:master-page-name="General_5f_DB" presentation:presentation-page-layout-name="AL1T0">
        <office:forms form:automatic-focus="false" form:apply-design-mode="false"/>
        <draw:frame draw:name="Title 3_24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成果展示 </text:span></text:p>
          </draw:text-box>
        </draw:frame>
        <draw:frame draw:style-name="gr1" draw:text-style-name="P5" draw:layer="layout" svg:width="20.987cm" svg:height="11.761cm" svg:x="3.778cm" svg:y="1.574cm">
          <draw:image xlink:href="Pictures/1000000000000780000004343C4A71A194934B79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5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6" draw:style-name="dp1" draw:master-page-name="General_5f_DB" presentation:presentation-page-layout-name="AL1T0">
        <office:forms form:automatic-focus="false" form:apply-design-mode="false"/>
        <draw:frame draw:name="Title 3_25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成果展示 </text:span></text:p>
          </draw:text-box>
        </draw:frame>
        <draw:frame draw:style-name="gr1" draw:text-style-name="P5" draw:layer="layout" svg:width="20.321cm" svg:height="11.43cm" svg:x="3.809cm" svg:y="1.905cm">
          <draw:image xlink:href="Pictures/1000000000000780000004387577086A2B96C65F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6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7" draw:style-name="dp1" draw:master-page-name="General_5f_DB" presentation:presentation-page-layout-name="AL1T0">
        <office:forms form:automatic-focus="false" form:apply-design-mode="false"/>
        <draw:frame draw:name="Title 3_26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成果展示 </text:span></text:p>
          </draw:text-box>
        </draw:frame>
        <draw:frame draw:style-name="gr1" draw:text-style-name="P5" draw:layer="layout" svg:width="20.42cm" svg:height="11.486cm" svg:x="3.71cm" svg:y="1.875cm">
          <draw:image xlink:href="Pictures/1000000000000780000004382C4C64096AC88A66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7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8" draw:style-name="dp1" draw:master-page-name="General_5f_DB" presentation:presentation-page-layout-name="AL1T0">
        <office:forms form:automatic-focus="false" form:apply-design-mode="false"/>
        <draw:frame draw:name="Title 3_27" presentation:style-name="pr1" draw:text-style-name="P8" draw:layer="layout" svg:width="26.892cm" svg:height="1.479cm" svg:x="0cm" svg:y="0.095cm" presentation:class="title" presentation:user-transformed="true">
          <draw:text-box>
            <text:p text:style-name="P7"><text:span text:style-name="T1">成果展示 </text:span></text:p>
          </draw:text-box>
        </draw:frame>
        <draw:frame draw:style-name="gr1" draw:text-style-name="P5" draw:layer="layout" svg:width="21.59cm" svg:height="12.144cm" svg:x="3.175cm" svg:y="1.574cm">
          <draw:image xlink:href="Pictures/100000000000078000000438F6AE49472D15F008.jpg" xlink:type="simple" xlink:show="embed" xlink:actuate="onLoad" draw:mime-type="image/jpeg">
            <text:p/>
          </draw:image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8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9" draw:style-name="dp1" draw:master-page-name="General_5f_DB" presentation:presentation-page-layout-name="AL1T0">
        <office:forms form:automatic-focus="false" form:apply-design-mode="false"/>
        <draw:frame draw:name="Title 3_9" presentation:style-name="pr1" draw:text-style-name="P8" draw:layer="layout" svg:width="26.892cm" svg:height="1.479cm" svg:x="0.635cm" svg:y="6.35cm" presentation:class="title" presentation:user-transformed="true">
          <draw:text-box>
            <text:p text:style-name="P1"><text:span text:style-name="T1">Thank you for listening.</text:span></text:p>
          </draw:text-box>
        </draw:frame>
        <draw:frame draw:style-name="gr1" draw:text-style-name="P5" draw:layer="layout" svg:width="17.142cm" svg:height="1.479cm" svg:x="0.003cm" svg:y="14.272cm">
          <draw:image xlink:href="Pictures/10000000000000BF0000004D4983E0DE2FF1FAB4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21.107cm" svg:height="11.524cm" svg:x="1.679cm" svg:y="2.335cm" draw:page-number="29" presentation:class="page"/>
          <draw:frame presentation:style-name="pr2" draw:text-style-name="P6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mazon Ember1" svg:font-family="'Amazon Ember'" style:font-family-generic="modern" style:font-pitch="fixed"/>
    <style:font-face style:name="Amazon Ember" svg:font-family="'Amazon Ember'" style:font-family-generic="modern" style:font-pitch="variable"/>
    <style:font-face style:name="微軟正黑體1" svg:font-family="微軟正黑體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Tahoma1" svg:font-family="Tahoma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draw:marker draw:name="線條箭頭_20_1" draw:display-name="線條箭頭 1" svg:viewBox="0 0 20 40" svg:d="M0 40l10-40 10 4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80%" draw:shadow-opacity="8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eneral_5f_DB-background" style:display-name="General_DB-background" style:family="presentation">
      <style:graphic-properties draw:stroke="none" draw:fill="solid" draw:fill-color="#232f3e"/>
      <style:text-properties style:letter-kerning="true"/>
    </style:style>
    <style:style style:name="General_5f_DB-backgroundobjects" style:display-name="General_D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eneral_5f_DB-notes" style:display-name="General_D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6.3999996185303pt" style:font-style-asian="normal" style:font-weight-asian="normal" style:font-name-complex="Lucida Sans" style:font-family-complex="'Lucida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General_5f_DB-outline1" style:display-name="General_DB-outline1" style:family="presentation">
      <style:graphic-properties draw:stroke="none" draw:fill="none" draw:auto-grow-height="false" draw:fit-to-size="false" style:shrink-to-fit="true">
        <text:list-style style:name="General_5f_DB-outline1" style:display-name="General_D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General_5f_DB-outline2" style:display-name="General_DB-outline2" style:family="presentation" style:parent-style-name="General_5f_DB-outline1">
      <style:paragraph-properties fo:margin-left="0cm" fo:margin-right="0cm" fo:margin-top="0.33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3" style:display-name="General_DB-outline3" style:family="presentation" style:parent-style-name="General_5f_DB-outline2">
      <style:paragraph-properties fo:margin-left="0cm" fo:margin-right="0cm" fo:margin-top="0.247cm" fo:margin-bottom="0cm" fo:line-height="90%" fo:text-align="start" fo:text-indent="0cm" style:punctuation-wrap="hanging" style:writing-mode="lr-tb"/>
      <style:text-properties fo:font-variant="normal" fo:text-transform="none" fo:color="#ffffff" loext:opacity="100%" style:text-line-through-style="none" style:text-line-through-type="none" style:text-position="0% 100%" style:font-name="Arial1" fo:font-family="Arial" style:font-family-generic="swiss" style:font-pitch="variable" fo:font-size="13.1999998092651pt" fo:letter-spacing="normal" fo:font-style="normal" style:text-underline-style="none" fo:font-weight="normal" fo:background-color="transparent" style:font-size-asian="16pt" style:font-style-asian="normal" style:font-weight-asian="normal" style:font-name-complex="Arial1" style:font-family-complex="Arial" style:font-family-generic-complex="swiss" style:font-pitch-complex="variable" style:font-size-complex="16pt" style:font-style-complex="normal" style:font-weight-complex="normal" fo:hyphenate="false"/>
    </style:style>
    <style:style style:name="General_5f_DB-outline4" style:display-name="General_DB-outline4" style:family="presentation" style:parent-style-name="General_5f_DB-outline3">
      <style:paragraph-properties fo:margin-left="0cm" fo:margin-right="0cm" fo:margin-top="0.165cm" fo:margin-bottom="0cm" fo:line-height="90%" fo:text-align="start" fo:text-indent="0cm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1" fo:font-family="Arial" style:font-family-generic="swiss" style:font-pitch="variable" fo:font-size="14.8999996185303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fo:hyphenate="false"/>
    </style:style>
    <style:style style:name="General_5f_DB-outline5" style:display-name="General_DB-outline5" style:family="presentation" style:parent-style-name="General_5f_DB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6" style:display-name="General_DB-outline6" style:family="presentation" style:parent-style-name="General_5f_DB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7" style:display-name="General_DB-outline7" style:family="presentation" style:parent-style-name="General_5f_DB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8" style:display-name="General_DB-outline8" style:family="presentation" style:parent-style-name="General_5f_DB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outline9" style:display-name="General_DB-outline9" style:family="presentation" style:parent-style-name="General_5f_DB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General_5f_DB-subtitle" style:display-name="General_DB-subtitle" style:family="presentation">
      <style:graphic-properties draw:stroke="none" draw:fill="none" draw:textarea-vertical-align="middle">
        <text:list-style style:name="General_5f_DB-subtitle" style:display-name="General_D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eneral_5f_DB-title" style:display-name="General_DB-title" style:family="presentation">
      <style:graphic-properties draw:stroke="none" draw:fill="none" draw:textarea-vertical-align="middle">
        <text:list-style style:name="General_5f_DB-title" style:display-name="General_D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style:font-family-generic="swiss" style:font-pitch="variable" fo:font-size="25.3999996185303pt" fo:letter-spacing="normal" fo:language="en" fo:country="US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232f3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無填入也無線條的物件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272f3d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79cm" svg:stroke-color="#444d58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General_5f_DB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General_5f_DB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General_5f_DB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7" style:family="presentation" style:parent-style-name="General_5f_DB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0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8.624cm" svg:height="10.476cm" svg:x="1.482cm" svg:y="2.123cm" presentation:class="page"/>
        <draw:frame presentation:style-name="預設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General_5f_DB" style:display-name="General_DB" style:page-layout-name="PM1" draw:style-name="Mdp2">
      <draw:frame draw:name="Picture 9" draw:style-name="Mgr3" draw:text-style-name="MP7" draw:layer="backgroundobjects" svg:width="1.343cm" svg:height="0.806cm" svg:x="0.644cm" svg:y="14.321cm">
        <draw:image xlink:href="Pictures/10000201000004E6000002EEF00B6C65702339B5.png" xlink:type="simple" xlink:show="embed" xlink:actuate="onLoad" draw:mime-type="image/png">
          <text:p/>
        </draw:image>
      </draw:frame>
      <draw:line draw:name="Straight Connector 15" draw:style-name="Mgr4" draw:text-style-name="MP7" draw:layer="backgroundobjects" svg:x1="0.644cm" svg:y1="13.941cm" svg:x2="27.446cm" svg:y2="13.942cm">
        <text:p/>
      </draw:line>
      <draw:line draw:name="Straight Connector 8" draw:style-name="Mgr5" draw:text-style-name="MP7" draw:layer="backgroundobjects" svg:x1="0.654cm" svg:y1="13.922cm" svg:x2="27.455cm" svg:y2="13.923cm">
        <text:p/>
      </draw:line>
      <draw:frame draw:name="Footer Placeholder 4" presentation:style-name="Mpr4" draw:text-style-name="MP9" draw:layer="backgroundobjects" svg:width="10.249cm" svg:height="0.838cm" svg:x="2.504cm" svg:y="14.354cm" presentation:class="footer" presentation:user-transformed="true">
        <draw:text-box>
          <text:p text:style-name="MP8"><text:span text:style-name="MT2"><presentation:footer/></text:span></text:p>
        </draw:text-box>
      </draw:frame>
      <draw:frame draw:name="Slide Number Placeholder 5" presentation:style-name="Mpr4" draw:text-style-name="MP11" draw:layer="backgroundobjects" svg:width="6.531cm" svg:height="0.838cm" svg:x="20.913cm" svg:y="14.354cm" presentation:class="page-number" presentation:user-transformed="true">
        <draw:text-box>
          <text:p text:style-name="MP10"><text:span text:style-name="MT3"><text:page-number>&lt;編號&gt;</text:page-number></text:span></text:p>
        </draw:text-box>
      </draw:frame>
      <draw:frame draw:name="Title Placeholder 1" presentation:style-name="Mpr5" draw:text-style-name="MP13" draw:layer="backgroundobjects" svg:width="26.892cm" svg:height="1.479cm" svg:x="0.553cm" svg:y="0.838cm" presentation:class="title" presentation:user-transformed="true">
        <draw:text-box>
          <text:p text:style-name="MP12"><text:span text:style-name="MT4">Click to edit Master title style</text:span></text:p>
        </draw:text-box>
      </draw:frame>
      <draw:frame presentation:style-name="General_5f_DB-outline1" draw:layer="backgroundobjects" svg:width="25.199cm" svg:height="9.134cm" svg:x="1.399cm" svg:y="3.684cm" presentation:class="outline" presentation:placeholder="true">
        <draw:text-box/>
      </draw:frame>
      <presentation:notes style:page-layout-name="PM0">
        <draw:page-thumbnail presentation:style-name="General_5f_DB-title" draw:layer="backgroundobjects" svg:width="19.19cm" svg:height="10.476cm" svg:x="1.199cm" svg:y="2.123cm" presentation:class="page"/>
        <draw:frame presentation:style-name="General_5f_DB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08T22:40:32.042000000</meta:creation-date>
    <dc:date>2022-04-13T11:59:06.750000000</dc:date>
    <meta:editing-duration>PT29M18S</meta:editing-duration>
    <meta:editing-cycles>10</meta:editing-cycles>
    <meta:generator>LibreOffice/7.1.5.2$Windows_X86_64 LibreOffice_project/85f04e9f809797b8199d13c421bd8a2b025d52b5</meta:generator>
    <meta:document-statistic meta:object-count="277"/>
  </office:meta>
</office:document-meta>
</file>